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E0000012AE42848A585319EF4.png" manifest:media-type="image/png"/>
  <manifest:file-entry manifest:full-path="Pictures/10000001000002000000020021F76B9811B6F5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bottom" draw:auto-grow-height="false" fo:min-height="6.735cm" fo:min-width="14.328cm"/>
      <style:paragraph-properties style:writing-mode="lr-tb"/>
    </style:style>
    <style:style style:name="gr2" style:family="graphic" style:parent-style-name="standard">
      <style:graphic-properties draw:stroke="none" svg:stroke-color="#000000" draw:fill-color="#dddddd" draw:textarea-horizontal-align="justify" draw:textarea-vertical-align="bottom" draw:auto-grow-height="false" fo:min-height="4.513cm" fo:min-width="3.394cm"/>
      <style:paragraph-properties style:writing-mode="lr-tb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35cm" fo:min-width="1.882cm"/>
      <style:paragraph-properties style:writing-mode="lr-tb"/>
    </style:style>
    <style:style style:name="gr4" style:family="graphic" style:parent-style-name="standard">
      <style:graphic-properties draw:stroke="none" draw:fill-color="#dddddd" draw:textarea-horizontal-align="justify" draw:textarea-vertical-align="bottom" draw:auto-grow-height="false" fo:min-height="4.513cm" fo:min-width="8.072cm"/>
      <style:paragraph-properties style:writing-mode="lr-tb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2.608cm" fo:min-width="2.992cm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top" draw:auto-grow-height="false" fo:min-height="2.608cm" fo:min-width="3.663cm"/>
      <style:paragraph-properties style:writing-mode="lr-tb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0.814cm" fo:min-width="2.9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2.134cm"/>
      <style:paragraph-properties style:writing-mode="lr-tb"/>
    </style:style>
    <style:style style:name="gr10" style:family="graphic" style:parent-style-name="objectwithoutfill">
      <style:graphic-properties svg:stroke-color="#000000" draw:marker-start="Arrowheads_20_3" draw:marker-start-width="0.305cm" draw:marker-end="Arrowheads_20_3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000000" draw:marker-start="Arrowheads_20_3" draw:marker-start-width="0.305cm" draw:marker-end="Arrowheads_20_3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4.831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828cm" svg:height="6.985cm" svg:x="7.902cm" svg:y="1.317cm">
          <text:p text:style-name="P1">server comput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94cm" svg:height="4.763cm" svg:x="8.345cm" svg:y="1.952cm">
          <text:p text:style-name="P1">Apache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382cm" svg:height="1.185cm" svg:x="9.095cm" svg:y="3.441cm">
          <text:p text:style-name="P1">prox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572cm" svg:height="4.763cm" svg:x="13.935cm" svg:y="1.952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3.492cm" svg:height="2.858cm" svg:x="14.253cm" svg:y="2.604cm">
          <text:p text:style-name="P1">WSGI (waitress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63cm" svg:height="2.858cm" svg:x="18.062cm" svg:y="2.604cm">
          <text:p text:style-name="P1">Fl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68cm" svg:height="1.064cm" svg:x="18.38cm" svg:y="4.063cm">
          <text:p text:style-name="P1">bardolph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594cm" svg:height="1.673cm" svg:x="6.08cm" svg:y="2.819cm">
          <draw:text-box>
            <text:p text:style-name="P1">port</text:p>
            <text:p text:style-name="P1">80</text:p>
          </draw:text-box>
        </draw:frame>
        <draw:frame draw:style-name="gr9" draw:text-style-name="P4" draw:layer="layout" svg:width="1.907cm" svg:height="2.384cm" svg:x="12.112cm" svg:y="2.27cm">
          <draw:text-box>
            <text:p text:style-name="P1">port</text:p>
            <text:p text:style-name="P1">8080</text:p>
          </draw:text-box>
        </draw:frame>
        <draw:connector draw:style-name="gr10" draw:text-style-name="P5" draw:layer="layout" draw:type="line" svg:x1="8.345cm" svg:y1="4.333cm" svg:x2="5.723cm" svg:y2="4.332cm" draw:start-shape="id1" draw:end-shape="id2" svg:d="M8345 4333l-2622-1" svg:viewBox="0 0 2623 2">
          <text:p/>
        </draw:connector>
        <draw:connector draw:style-name="gr10" draw:text-style-name="P5" draw:layer="layout" draw:type="line" svg:x1="14.253cm" svg:y1="4.033cm" svg:x2="11.477cm" svg:y2="4.033cm" draw:start-shape="id3" draw:start-glue-point="3" draw:end-shape="id4" draw:end-glue-point="1" svg:d="M14253 4033h-2776" svg:viewBox="0 0 2777 1">
          <text:p/>
        </draw:connector>
        <draw:frame draw:style-name="gr11" draw:text-style-name="P1" draw:layer="layout" svg:width="3.258cm" svg:height="3.258cm" svg:x="23.771cm" svg:y="2.865cm">
          <draw:image xlink:href="Pictures/10000001000002000000020021F76B9811B6F554.png" xlink:type="simple" xlink:show="embed" xlink:actuate="onLoad" draw:mime-type="image/png">
            <text:p/>
          </draw:image>
        </draw:frame>
        <draw:connector draw:style-name="gr12" draw:text-style-name="P5" draw:layer="layout" draw:type="line" svg:x1="24.398cm" svg:y1="4.468cm" svg:x2="21.872cm" svg:y2="4.492cm" svg:d="M24398 4468l-2526 24" svg:viewBox="0 0 2527 25">
          <text:p text:style-name="P1"/>
        </draw:connector>
        <draw:g>
          <draw:custom-shape draw:style-name="gr13" draw:text-style-name="P2" draw:layer="layout" svg:width="4.445cm" svg:height="5.081cm" svg:x="1.317cm" svg:y="1.95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xml:id="id2" draw:id="id2" draw:layer="layout" svg:width="4.404cm" svg:height="4.127cm" svg:x="1.319cm" svg:y="2.269cm">
            <draw:image xlink:href="Pictures/100000010000013E0000012AE42848A585319EF4.png" xlink:type="simple" xlink:show="embed" xlink:actuate="onLoad" draw:mime-type="image/png">
              <text:p/>
            </draw:image>
          </draw:frame>
          <draw:frame draw:style-name="gr8" draw:text-style-name="P4" draw:layer="layout" svg:width="4.092cm" svg:height="1.673cm" svg:x="1.475cm" svg:y="5.994cm">
            <draw:text-box>
              <text:p text:style-name="P1">web browser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1:37:51.734830122</meta:creation-date>
    <dc:date>2025-05-31T22:43:00.146738853</dc:date>
    <meta:editing-duration>PT1H5M8S</meta:editing-duration>
    <meta:editing-cycles>3</meta:editing-cycles>
    <meta:generator>LibreOffice/7.4.7.2$Linux_X86_64 LibreOffice_project/40$Build-2</meta:generator>
    <meta:document-statistic meta:object-count="17"/>
  </office:meta>
</office:document-meta>
</file>